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11.5063in"/>
    </style:style>
    <style:style style:name="co5" style:family="table-column">
      <style:table-column-properties fo:break-before="auto" style:column-width="5.2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Count</text:p>
          </table:table-cell>
          <table:table-cell office:value-type="string">
            <text:p>Price, $</text:p>
          </table:table-cell>
          <table:table-cell office:value-type="string">
            <text:p>URL</text:p>
          </table:table-cell>
          <table:table-cell office:value-type="string">
            <text:p>Notes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MSP430 LaunchPad (MSP-EXP430G2)</text:p>
          </table:table-cell>
          <table:table-cell office:value-type="float" office:value="2">
            <text:p>2</text:p>
          </table:table-cell>
          <table:table-cell office:value-type="string">
            <text:p><text:s/>-</text:p>
          </table:table-cell>
          <table:table-cell office:value-type="string">
            <text:p>http://www.ti.com/tool/msp-exp430g2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string">
            <text:p>MSP430 MOTOR CONTROL BOAR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http://www.launchpadbling.com/cgi-bin/viewstore.cgi?prod_type=KITS</text:p>
          </table:table-cell>
          <table:table-cell office:value-type="string">
            <text:p>2 motors on 1 line</text:p>
          </table:table-cell>
          <table:table-cell/>
        </table:table-row>
        <table:table-row table:style-name="ro2">
          <table:table-cell office:value-type="string">
            <text:p>SainSmart 4WD Drive Aluminum Mobile Car (Silver)Robot Platform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<text:a xlink:href="http://www.ebay.com/itm/SainSmart-4WD-Drive-Aluminum-Mobile-Car-Silver-Robot-Platform-for-Arduino-Motor-/280934561862?pt=LH_DefaultDomain_0&amp;hash=item4169013846" xlink:type="simple">http://www.ebay.com/itm/SainSmart-4WD-Drive-Aluminum-Mobile-Car-Silver-Robot-Platform-for-Arduino-Motor-/280934561862?pt=LH_DefaultDomain_0&amp;hash=item4169013846</text:a></text:p>
          </table:table-cell>
          <table:table-cell table:number-columns-repeated="2"/>
        </table:table-row>
        <table:table-row table:style-name="ro1">
          <table:table-cell office:value-type="string">
            <text:p>// CC2530 BoosterPack kit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http://www.anaren.com/air/cc2530-boosterpack-kit</text:p>
          </table:table-cell>
          <table:table-cell table:number-columns-repeated="2"/>
        </table:table-row>
        <table:table-row table:style-name="ro2">
          <table:table-cell office:value-type="string">
            <text:p>CC2500 2.4Ghz RF Transreceiver Modul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a xlink:href="http://store.43oh.com/index.php?route=product/product&amp;path=63_62&amp;product_id=61" xlink:type="simple">http://store.43oh.com/index.php?route=product/product&amp;path=63_62&amp;product_id=61</text:a></text:p>
          </table:table-cell>
          <table:table-cell office:value-type="string">
            <text:p>QFM-TRX2-24G <text:a xlink:href="http://www.quasaruk.co.uk/acatalog/info_QFM_TRX2_24G.html" xlink:type="simple">http://www.quasaruk.co.uk/acatalog/info_QFM_TRX2_24G.html</text:a>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// The CC2500 BoosterPack PC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a xlink:href="http://store.43oh.com/index.php?route=product/product&amp;path=64&amp;product_id=74" xlink:type="simple">http://store.43oh.com/index.php?route=product/product&amp;path=64&amp;product_id=74</text:a></text:p>
          </table:table-cell>
          <table:table-cell table:number-columns-repeated="2"/>
        </table:table-row>
        <table:table-row table:style-name="ro2">
          <table:table-cell office:value-type="string">
            <text:p>// MSP430 Capacitive Touch BoosterP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a xlink:href="http://www.ti.com/tool/430boost-sense1#2" xlink:type="simple">http://www.ti.com/tool/430boost-sense1#2</text:a></text:p>
          </table:table-cell>
          <table:table-cell table:number-columns-repeated="2"/>
        </table:table-row>
        <table:table-row table:style-name="ro2">
          <table:table-cell office:value-type="string">
            <text:p>аккумуляторы: NiMH, 9V, 2600mAh</text:p>
          </table:table-cell>
          <table:table-cell office:value-type="float" office:value="6">
            <text:p>6</text:p>
          </table:table-cell>
          <table:table-cell office:value-type="string">
            <text:p><text:s/>–</text:p>
          </table:table-cell>
          <table:table-cell office:value-type="string">
            <text:p><text:a xlink:href="http://www.authorstream.com/Presentation/pradelou-637078-robie-arduino-platforme-4wd/" xlink:type="simple">http://www.authorstream.com/Presentation/pradelou-637078-robie-arduino-platforme-4wd/</text:a></text:p>
          </table:table-cell>
          <table:table-cell office:value-type="string">
            <text:p>купить в киеве</text:p>
          </table:table-cell>
          <table:table-cell/>
        </table:table-row>
        <table:table-row table:style-name="ro1">
          <table:table-cell office:value-type="string">
            <text:p>зарядка для NiMH аккумуляторов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–</text:p>
          </table:table-cell>
          <table:table-cell office:value-type="string">
            <text:p>купить в киеве</text:p>
          </table:table-cell>
          <table:table-cell/>
        </table:table-row>
        <table:table-row table:style-name="ro1">
          <table:table-cell office:value-type="string">
            <text:p>джойстик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–</text:p>
          </table:table-cell>
          <table:table-cell office:value-type="string">
            <text:p>купить в киеве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 style:data-style-name="N2" text:time-value="0000-00-00T13:12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0T16:35:22</meta:creation-date>
    <meta:generator>LibreOffice/4.0.3.3$Linux_X86_64 LibreOffice_project/400m0$Build-3</meta:generator>
    <dc:date>2013-08-31T13:45:49</dc:date>
    <meta:editing-duration>PT7H7M56S</meta:editing-duration>
    <meta:editing-cycles>20</meta:editing-cycles>
    <meta:document-statistic meta:table-count="1" meta:cell-count="54" meta:object-count="0"/>
  </office:meta>
</office:document-meta>
</file>